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9.994cm"/>
    </style:style>
    <style:style style:name="co5" style:family="table-column">
      <style:table-column-properties fo:break-before="auto" style:column-width="7.652cm"/>
    </style:style>
    <style:style style:name="co6" style:family="table-column">
      <style:table-column-properties fo:break-before="auto" style:column-width="8.9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 style:data-style-name="N0"/>
    <style:style style:name="T1" style:family="text">
      <style:text-properties style:font-size-asian="11pt" style:font-size-complex="11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5" table:default-cell-style-name="ce4"/>
        <table:table-column table:style-name="co6" table:default-cell-style-name="ce11"/>
        <table:table-row table:style-name="ro1">
          <table:table-cell table:style-name="ce1" office:value-type="string" calcext:value-type="string">
            <text:p>TEST CASE_ID</text:p>
          </table:table-cell>
          <table:table-cell table:style-name="ce1" office:value-type="string" calcext:value-type="string">
            <text:p>MODULE</text:p>
          </table:table-cell>
          <table:table-cell table:style-name="ce9" office:value-type="string" calcext:value-type="string">
            <text:p>SUB_MODULE</text:p>
          </table:table-cell>
          <table:table-cell table:style-name="ce1" office:value-type="string" calcext:value-type="string">
            <text:p>TEST CASE SUMMARY</text:p>
          </table:table-cell>
          <table:table-cell table:style-name="ce1" office:value-type="string" calcext:value-type="string">
            <text:p>TEST STEP DESCRIPTION</text:p>
          </table:table-cell>
          <table:table-cell table:style-name="ce1" office:value-type="string" calcext:value-type="string">
            <text:p>EXPECTED RESULT</text:p>
          </table:table-cell>
        </table:table-row>
        <table:table-row table:style-name="ro2">
          <table:table-cell office:value-type="string" calcext:value-type="string">
            <text:p>TC_001</text:p>
          </table:table-cell>
          <table:table-cell office:value-type="string" calcext:value-type="string">
            <text:p>Board Setting</text:p>
          </table:table-cell>
          <table:table-cell/>
          <table:table-cell office:value-type="string" calcext:value-type="string">
            <text:p>To check the able to click on board setting icon </text:p>
          </table:table-cell>
          <table:table-cell table:style-name="ce3" office:value-type="string" calcext:value-type="string">
            <text:p>1.Login into trello app </text:p>
            <text:p>2.create Board</text:p>
            <text:p>3.click on board</text:p>
            <text:p>4.click on metaballs menu icon</text:p>
            <text:p>5.click on Board setting icon</text:p>
          </table:table-cell>
          <table:table-cell office:value-type="string" calcext:value-type="string">
            <text:p>Board Setting Icon Should Be Clickble</text:p>
          </table:table-cell>
        </table:table-row>
        <table:table-row table:style-name="ro2">
          <table:table-cell office:value-type="string" calcext:value-type="string">
            <text:p>TC_002</text:p>
          </table:table-cell>
          <table:table-cell office:value-type="string" calcext:value-type="string">
            <text:p>Board Setting</text:p>
          </table:table-cell>
          <table:table-cell/>
          <table:table-cell office:value-type="string" calcext:value-type="string">
            <text:p>To check when we click on Board Setting Button it </text:p>
            <text:p>Should open Board setting pag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</table:table-cell>
          <table:table-cell office:value-type="string" calcext:value-type="string">
            <text:p>when we click on Board Setting icon Board </text:p>
            <text:p>Setting page should be open</text:p>
          </table:table-cell>
        </table:table-row>
        <table:table-row table:style-name="ro3">
          <table:table-cell office:value-type="string" calcext:value-type="string">
            <text:p>TC_00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 check whether name button i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name</text:span></text:p>
          </table:table-cell>
          <table:table-cell office:value-type="string" calcext:value-type="string">
            <text:p>Name button is clickble or not</text:p>
          </table:table-cell>
        </table:table-row>
        <table:table-row table:style-name="ro2">
          <table:table-cell office:value-type="string" calcext:value-type="string">
            <text:p>TC_00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 check when we click on Name pop up window </text:p>
            <text:p>Is opening or 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</table:table-cell>
          <table:table-cell office:value-type="string" calcext:value-type="string">
            <text:p>when we click on name pop up windoe should be</text:p>
            <text:p>Open</text:p>
          </table:table-cell>
        </table:table-row>
        <table:table-row table:style-name="ro3">
          <table:table-cell office:value-type="string" calcext:value-type="string">
            <text:p>TC_00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 check we are able to modify name in the pop up</text:p>
            <text:p>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name</text:span></text:p>
          </table:table-cell>
          <table:table-cell office:value-type="string" calcext:value-type="string">
            <text:p>when we modify the the name should be modified</text:p>
            <text:p/>
          </table:table-cell>
        </table:table-row>
        <table:table-row table:style-name="ro2">
          <table:table-cell office:value-type="string" calcext:value-type="string">
            <text:p>TC_00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 check when we modify the name is saving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</table:table-cell>
          <table:table-cell office:value-type="string" calcext:value-type="string">
            <text:p>when we modify the name it should be changed</text:p>
          </table:table-cell>
        </table:table-row>
        <table:table-row table:style-name="ro4">
          <table:table-cell office:value-type="string" calcext:value-type="string">
            <text:p>TC_00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 check when we click on cancel and ok button </text:p>
            <text:p>Pop up window should be closed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name</text:span></text:p>
            <text:p><text:span text:style-name="T2">7.click on cancel and ok</text:span></text:p>
          </table:table-cell>
          <table:table-cell office:value-type="string" calcext:value-type="string">
            <text:p>when we click on close and ok  button pop up </text:p>
            <text:p> Should be closed</text:p>
          </table:table-cell>
        </table:table-row>
        <table:table-row table:style-name="ro3">
          <table:table-cell office:value-type="string" calcext:value-type="string">
            <text:p>TC_008</text:p>
          </table:table-cell>
          <table:table-cell table:style-name="ce8"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 check whether we are able to save without giving the </text:p>
            <text:p> Name In the pop up 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name</text:span></text:p>
          </table:table-cell>
          <table:table-cell office:value-type="string" calcext:value-type="string">
            <text:p>when we save without giving any name it should </text:p>
            <text:p>Not be saved</text:p>
          </table:table-cell>
        </table:table-row>
        <table:table-row table:style-name="ro3">
          <table:table-cell office:value-type="string" calcext:value-type="string">
            <text:p>TC_00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Work Space</text:p>
          </table:table-cell>
          <table:table-cell office:value-type="string" calcext:value-type="string">
            <text:p>To check we are able to click on work spac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workspace</text:span></text:p>
          </table:table-cell>
          <table:table-cell office:value-type="string" calcext:value-type="string">
            <text:p>when we click on work space it should be clickble.</text:p>
          </table:table-cell>
        </table:table-row>
        <table:table-row table:style-name="ro3">
          <table:table-cell table:style-name="ce6" office:value-type="string" calcext:value-type="string">
            <text:p>TC_01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Work Space</text:p>
          </table:table-cell>
          <table:table-cell office:value-type="string" calcext:value-type="string">
            <text:p>To check we able to change the work space or not</text:p>
          </table:table-cell>
          <table:table-cell table:style-name="Default" office:value-type="string" calcext:value-type="string">
            <text:p><text:span text:style-name="T3">1.Login into trello app </text:span></text:p>
            <text:p><text:span text:style-name="T3">2.create Board</text:span></text:p>
            <text:p><text:span text:style-name="T3">3.click on board</text:span></text:p>
            <text:p><text:span text:style-name="T3">4.click on metaballs menu icon</text:span></text:p>
            <text:p><text:span text:style-name="T3">5.click on Board setting icon</text:span></text:p>
            <text:p><text:span text:style-name="T3">6.click on work space</text:span></text:p>
          </table:table-cell>
          <table:table-cell office:value-type="string" calcext:value-type="string">
            <text:p>when we click on change work space should be </text:p>
            <text:p>Changed</text:p>
          </table:table-cell>
        </table:table-row>
        <table:table-row table:style-name="ro4">
          <table:table-cell office:value-type="string" calcext:value-type="string">
            <text:p>TC_01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Work Space</text:p>
          </table:table-cell>
          <table:table-cell office:value-type="string" calcext:value-type="string">
            <text:p>To check when we click on cancel button the page </text:p>
            <text:p>Should be closed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work space</text:span></text:p>
            <text:p><text:span text:style-name="T2">7.click on cancel button</text:span></text:p>
          </table:table-cell>
          <table:table-cell office:value-type="string" calcext:value-type="string">
            <text:p>when we click on cancel button the page should </text:p>
            <text:p>Be closed</text:p>
          </table:table-cell>
        </table:table-row>
        <table:table-row table:style-name="ro4">
          <table:table-cell office:value-type="string" calcext:value-type="string">
            <text:p>TC_01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Work Space</text:p>
          </table:table-cell>
          <table:table-cell office:value-type="string" calcext:value-type="string">
            <text:p>To check whether we are able to select two work spaces at </text:p>
            <text:p>A tim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work space</text:span></text:p>
            <text:p><text:span text:style-name="T2">7.select any two work spaces</text:span></text:p>
          </table:table-cell>
          <table:table-cell office:value-type="string" calcext:value-type="string">
            <text:p>when we select two work spaces it should not</text:p>
            <text:p>Accept two work spaces.</text:p>
          </table:table-cell>
        </table:table-row>
        <table:table-row table:style-name="ro3">
          <table:table-cell office:value-type="string" calcext:value-type="string">
            <text:p>TC_01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To check whether Edit Labels o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l on Edit Labels</text:span></text:p>
          </table:table-cell>
          <table:table-cell office:value-type="string" calcext:value-type="string">
            <text:p>when we click on Edit Labels it should be clickble</text:p>
          </table:table-cell>
        </table:table-row>
        <table:table-row table:style-name="ro3">
          <table:table-cell office:value-type="string" calcext:value-type="string">
            <text:p>TC_01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To check when we click on Edit Labels it is showing </text:p>
            <text:p>Different labels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s</text:span></text:p>
          </table:table-cell>
          <table:table-cell office:value-type="string" calcext:value-type="string">
            <text:p>when we click on Edit Labels diierent Labels should</text:p>
            <text:p>Visible</text:p>
          </table:table-cell>
        </table:table-row>
        <table:table-row table:style-name="ro5">
          <table:table-cell office:value-type="string" calcext:value-type="string">
            <text:p>TC_01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To check in the pop up we are able give label and give</text:p>
            <text:p>Nam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</text:span></text:p>
            <text:p><text:span text:style-name="T2">7.click on any label</text:span></text:p>
            <text:p><text:span text:style-name="T2">8.select label and give name</text:span></text:p>
          </table:table-cell>
          <table:table-cell office:value-type="string" calcext:value-type="string">
            <text:p>when we select the label and give label name </text:p>
            <text:p>It should accept it</text:p>
          </table:table-cell>
        </table:table-row>
        <table:table-row table:style-name="ro4">
          <table:table-cell office:value-type="string" calcext:value-type="string">
            <text:p>TC_01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To check whether Done,Cancel,Delete buttons are clic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s</text:span></text:p>
            <text:p><text:span text:style-name="T2">7.click on Done,Cancel,Delete</text:span></text:p>
          </table:table-cell>
          <table:table-cell office:value-type="string" calcext:value-type="string">
            <text:p>when we clcik on Done,Cancel,Delete it should be </text:p>
            <text:p>Clickble</text:p>
          </table:table-cell>
        </table:table-row>
        <table:table-row table:style-name="ro5">
          <table:table-cell office:value-type="string" calcext:value-type="string">
            <text:p>TC_01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To check when we click on Delete it is deleting that </text:p>
            <text:p>Label 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s</text:span></text:p>
            <text:p><text:span text:style-name="T2">7.click on labels</text:span></text:p>
            <text:p><text:span text:style-name="T2">8.click on Delete</text:span></text:p>
          </table:table-cell>
          <table:table-cell office:value-type="string" calcext:value-type="string">
            <text:p>when we click on Delete that label should be </text:p>
            <text:p>Deleted</text:p>
          </table:table-cell>
        </table:table-row>
        <table:table-row table:style-name="ro5">
          <table:table-cell office:value-type="string" calcext:value-type="string">
            <text:p>TC_01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table:style-name="ce12" office:value-type="string" calcext:value-type="string">
            <text:p><text:span text:style-name="T1">To check when we click on cancel button it should be </text:span></text:p>
            <text:p><text:span text:style-name="T1">Cancelled</text:span></text:p>
          </table:table-cell>
          <table:table-cell table:style-name="Default" office:value-type="string" calcext:value-type="string">
            <text:p><text:span text:style-name="T3">1.Login into trello app </text:span></text:p>
            <text:p><text:span text:style-name="T3">2.create Board</text:span></text:p>
            <text:p><text:span text:style-name="T3">3.click on board</text:span></text:p>
            <text:p><text:span text:style-name="T3">4.click on metaballs menu icon</text:span></text:p>
            <text:p><text:span text:style-name="T3">5.click on Board setting icon</text:span></text:p>
            <text:p><text:span text:style-name="T3">6.click on edit labels</text:span></text:p>
            <text:p><text:span text:style-name="T3">7.click on any label</text:span></text:p>
            <text:p><text:span text:style-name="T3">8.click on cancel</text:span></text:p>
          </table:table-cell>
          <table:table-cell office:value-type="string" calcext:value-type="string">
            <text:p>when we click on cancel button it should be </text:p>
            <text:p>Cancelled</text:p>
          </table:table-cell>
        </table:table-row>
        <table:table-row table:style-name="ro5">
          <table:table-cell office:value-type="string" calcext:value-type="string">
            <text:p>TC_01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To check we ar able to create <text:s/>new label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s </text:span></text:p>
            <text:p><text:span text:style-name="T2">7.click on label</text:span></text:p>
            <text:p><text:span text:style-name="T2">7.create new label</text:span></text:p>
          </table:table-cell>
          <table:table-cell office:value-type="string" calcext:value-type="string">
            <text:p>when we create new <text:s/>label new label should be created</text:p>
          </table:table-cell>
        </table:table-row>
        <table:table-row table:style-name="ro5">
          <table:table-cell office:value-type="string" calcext:value-type="string">
            <text:p>TC_02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To check wehether we are able to create  labels with</text:p>
            <text:p>Same nam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s </text:span></text:p>
            <text:p><text:span text:style-name="T2">7.click on label</text:span></text:p>
            <text:p><text:span text:style-name="T2">7.create new label</text:span></text:p>
          </table:table-cell>
          <table:table-cell office:value-type="string" calcext:value-type="string">
            <text:p>when we give same label name it should not </text:p>
            <text:p>Accept same label name.</text:p>
          </table:table-cell>
        </table:table-row>
        <table:table-row table:style-name="ro3">
          <table:table-cell office:value-type="string" calcext:value-type="string">
            <text:p>TC_02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To check we are able to click on Background button 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ground</text:span></text:p>
          </table:table-cell>
          <table:table-cell office:value-type="string" calcext:value-type="string">
            <text:p>when we click on Background button it should be </text:p>
            <text:p>Clickble</text:p>
          </table:table-cell>
        </table:table-row>
        <table:table-row table:style-name="ro3">
          <table:table-cell office:value-type="string" calcext:value-type="string">
            <text:p>TC_02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To check when we click on back ground  button it is </text:p>
            <text:p>Showing back ground images 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 ground button</text:span></text:p>
          </table:table-cell>
          <table:table-cell office:value-type="string" calcext:value-type="string">
            <text:p>when we clickon Back ground button should show</text:p>
            <text:p>Some back ground images</text:p>
          </table:table-cell>
        </table:table-row>
        <table:table-row table:style-name="ro5">
          <table:table-cell office:value-type="string" calcext:value-type="string">
            <text:p>TC_02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To check when we click on any background image it </text:p>
            <text:p>Changing the back ground color</text:p>
          </table:table-cell>
          <table:table-cell table:style-name="ce10" office:value-type="string" calcext:value-type="string">
            <text:p><text:span text:style-name="T3">1.Login into trello app </text:span></text:p>
            <text:p><text:span text:style-name="T3">2.create Board</text:span></text:p>
            <text:p><text:span text:style-name="T3">3.click on board</text:span></text:p>
            <text:p><text:span text:style-name="T3">4.click on metaballs menu icon</text:span></text:p>
            <text:p><text:span text:style-name="T3">5.click on Board setting icon</text:span></text:p>
            <text:p><text:span text:style-name="T3">6.click on Background buttton</text:span></text:p>
            <text:p><text:span text:style-name="T3">7.click on any back ground image</text:span></text:p>
            <text:p/>
          </table:table-cell>
          <table:table-cell office:value-type="string" calcext:value-type="string">
            <text:p>when we select an back ground image it should</text:p>
            <text:p>Change the back ground image and new back </text:p>
            <text:p>Ground image should visible</text:p>
          </table:table-cell>
        </table:table-row>
        <table:table-row table:style-name="ro4">
          <table:table-cell office:value-type="string" calcext:value-type="string">
            <text:p>TC_02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To check we are able to click on plus symbol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 ground </text:span></text:p>
            <text:p><text:span text:style-name="T2">7.click on plus symbol</text:span></text:p>
          </table:table-cell>
          <table:table-cell office:value-type="string" calcext:value-type="string">
            <text:p>when we click on plus symbol it should be clickble</text:p>
          </table:table-cell>
        </table:table-row>
        <table:table-row table:style-name="ro4">
          <table:table-cell office:value-type="string" calcext:value-type="string">
            <text:p>TC_02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To check when we click on plus symbil it should open </text:p>
            <text:p>Pop up 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 ground</text:span></text:p>
            <text:p><text:span text:style-name="T2">7.click on plus symbol</text:span></text:p>
          </table:table-cell>
          <table:table-cell office:value-type="string" calcext:value-type="string">
            <text:p>when we <text:s/>on plus symbol it should open pop up window</text:p>
          </table:table-cell>
        </table:table-row>
        <table:table-row table:style-name="ro5">
          <table:table-cell office:value-type="string" calcext:value-type="string">
            <text:p>TC_02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To check when we click on take photo option in the pop </text:p>
            <text:p>Uo window it should open phone camera.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ground.</text:span></text:p>
            <text:p><text:span text:style-name="T2">7.click on plus symbol.</text:span></text:p>
            <text:p><text:span text:style-name="T2">8.click on take photo option</text:span></text:p>
          </table:table-cell>
          <table:table-cell office:value-type="string" calcext:value-type="string">
            <text:p>when we click on take photo option it should open </text:p>
            <text:p>Phone camera in the phone</text:p>
          </table:table-cell>
        </table:table-row>
        <table:table-row table:style-name="ro5">
          <table:table-cell office:value-type="string" calcext:value-type="string">
            <text:p>TC_02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To check when we click on file option in pop up window </text:p>
            <text:p>It should open local files in the phones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ground.</text:span></text:p>
            <text:p><text:span text:style-name="T2">7.click on plus symbol</text:span></text:p>
            <text:p><text:span text:style-name="T2">8.click on files option</text:span></text:p>
          </table:table-cell>
          <table:table-cell office:value-type="string" calcext:value-type="string">
            <text:p>when we click on files it should the local files in </text:p>
            <text:p>User phone</text:p>
          </table:table-cell>
        </table:table-row>
        <table:table-row table:style-name="ro6">
          <table:table-cell office:value-type="string" calcext:value-type="string">
            <text:p>TC_02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To check whether we are able to select the local file </text:p>
            <text:p>Images as background.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cik on background</text:span></text:p>
            <text:p><text:span text:style-name="T2">7.click on plus symbol</text:span></text:p>
            <text:p><text:span text:style-name="T2">8.click on files</text:span></text:p>
            <text:p><text:span text:style-name="T2">9.click on any image</text:span></text:p>
          </table:table-cell>
          <table:table-cell office:value-type="string" calcext:value-type="string">
            <text:p>when we click on any iamge the background should </text:p>
            <text:p>Change to selected iamge.</text:p>
          </table:table-cell>
        </table:table-row>
        <table:table-row table:style-name="ro3">
          <table:table-cell office:value-type="string" calcext:value-type="string">
            <text:p>TC_02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o check whetehr we are able to click on visibility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</table:table-cell>
          <table:table-cell office:value-type="string" calcext:value-type="string">
            <text:p>when we click on visibility it should be clickble.</text:p>
          </table:table-cell>
        </table:table-row>
        <table:table-row table:style-name="ro4">
          <table:table-cell office:value-type="string" calcext:value-type="string">
            <text:p>TC_03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table:style-name="ce16" office:value-type="string" calcext:value-type="string">
            <text:p>To check when we click on visibility it should pop up </text:p>
            <text:p>Window should open</text:p>
          </table:table-cell>
          <table:table-cell table:style-name="Default" office:value-type="string" calcext:value-type="string">
            <text:p><text:span text:style-name="T3">1.Login into trello app </text:span></text:p>
            <text:p><text:span text:style-name="T3">2.create Board</text:span></text:p>
            <text:p><text:span text:style-name="T3">3.click on board</text:span></text:p>
            <text:p><text:span text:style-name="T3">4.click on metaballs menu icon</text:span></text:p>
            <text:p><text:span text:style-name="T3">5.click on Board setting icon</text:span></text:p>
            <text:p><text:span text:style-name="T3">6.click on visibility.</text:span></text:p>
            <text:p/>
          </table:table-cell>
          <table:table-cell office:value-type="string" calcext:value-type="string">
            <text:p>when we clcik on visibility it should open</text:p>
            <text:p>Pop up window</text:p>
          </table:table-cell>
        </table:table-row>
        <table:table-row table:style-name="ro4">
          <table:table-cell office:value-type="string" calcext:value-type="string">
            <text:p>TC_03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o check private is clcikble in the pop up 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click on private</text:span></text:p>
          </table:table-cell>
          <table:table-cell office:value-type="string" calcext:value-type="string">
            <text:p>when we click on private it should be clickble</text:p>
          </table:table-cell>
        </table:table-row>
        <table:table-row table:style-name="ro4">
          <table:table-cell office:value-type="string" calcext:value-type="string">
            <text:p>TC_03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o check when we click on private it should accep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.</text:span></text:p>
            <text:p><text:span text:style-name="T2">7.clcik on private</text:span></text:p>
          </table:table-cell>
          <table:table-cell office:value-type="string" calcext:value-type="string">
            <text:p>when we click on private it should accept</text:p>
            <text:p>The private</text:p>
          </table:table-cell>
        </table:table-row>
        <table:table-row table:style-name="ro5">
          <table:table-cell office:value-type="string" calcext:value-type="string">
            <text:p>TC_03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o check wheteher workspace is clickble 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clcik on work space</text:span></text:p>
            <text:p/>
          </table:table-cell>
          <table:table-cell office:value-type="string" calcext:value-type="string">
            <text:p>when we click on work space it should be clickble.</text:p>
          </table:table-cell>
        </table:table-row>
        <table:table-row table:style-name="ro4">
          <table:table-cell office:value-type="string" calcext:value-type="string">
            <text:p>TC_03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o check when we click on work space it should accep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click on work space</text:span></text:p>
          </table:table-cell>
          <table:table-cell office:value-type="string" calcext:value-type="string">
            <text:p>when we click on work space it should select that </text:p>
            <text:p>Option</text:p>
          </table:table-cell>
        </table:table-row>
        <table:table-row table:style-name="ro4">
          <table:table-cell office:value-type="string" calcext:value-type="string">
            <text:p>TC_03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o check whetehr we are able to click on public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clcik on public</text:span></text:p>
          </table:table-cell>
          <table:table-cell office:value-type="string" calcext:value-type="string">
            <text:p>when we click on public it should be clickble</text:p>
          </table:table-cell>
        </table:table-row>
        <table:table-row table:style-name="ro4">
          <table:table-cell office:value-type="string" calcext:value-type="string">
            <text:p>TC_03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o check whether when we click on public it should accep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cik on public</text:span></text:p>
            <text:p/>
          </table:table-cell>
          <table:table-cell office:value-type="string" calcext:value-type="string">
            <text:p>when we click on public it select the select </text:p>
            <text:p>That option</text:p>
          </table:table-cell>
        </table:table-row>
        <table:table-row table:style-name="ro4">
          <table:table-cell office:value-type="string" calcext:value-type="string">
            <text:p>TC_03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o check whether cancel i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cik on visibility</text:span></text:p>
            <text:p><text:span text:style-name="T2">7.click on cancel</text:span></text:p>
          </table:table-cell>
          <table:table-cell office:value-type="string" calcext:value-type="string">
            <text:p>when we click on cancel it shuod be clcikble</text:p>
          </table:table-cell>
        </table:table-row>
        <table:table-row table:style-name="ro4">
          <table:table-cell office:value-type="string" calcext:value-type="string">
            <text:p>TC_03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o check when we  on cancel it should close pop up</text:p>
            <text:p>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click on cancel</text:span></text:p>
          </table:table-cell>
          <table:table-cell office:value-type="string" calcext:value-type="string">
            <text:p>when we click on cancel it should cancel</text:p>
            <text:p>Pop up window.</text:p>
          </table:table-cell>
        </table:table-row>
        <table:table-row table:style-name="ro4">
          <table:table-cell office:value-type="string" calcext:value-type="string">
            <text:p>TC_03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o check we are able to select two options in the pop up </text:p>
            <text:p>Window.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select any two options</text:span></text:p>
          </table:table-cell>
          <table:table-cell office:value-type="string" calcext:value-type="string">
            <text:p>when we select on two options it should not select</text:p>
            <text:p/>
          </table:table-cell>
        </table:table-row>
        <table:table-row table:style-name="ro3">
          <table:table-cell office:value-type="string" calcext:value-type="string">
            <text:p>TC_04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hen we click on commenting it should be </text:p>
            <text:p>Clic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cik on commenting</text:span></text:p>
          </table:table-cell>
          <table:table-cell office:value-type="string" calcext:value-type="string">
            <text:p>when we click on commenting it should be clickble</text:p>
          </table:table-cell>
        </table:table-row>
        <table:table-row table:style-name="ro3">
          <table:table-cell office:value-type="string" calcext:value-type="string">
            <text:p>TC_04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hen we clcik on commenting it should open </text:p>
            <text:p>Pop up 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cik on commenting</text:span></text:p>
          </table:table-cell>
          <table:table-cell office:value-type="string" calcext:value-type="string">
            <text:p>when we click on commenting it should open</text:p>
            <text:p>Pop up window.</text:p>
          </table:table-cell>
        </table:table-row>
        <table:table-row table:style-name="ro4">
          <table:table-cell office:value-type="string" calcext:value-type="string">
            <text:p>TC_04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hen we clcik on disabeled it should be clci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disable</text:span></text:p>
          </table:table-cell>
          <table:table-cell office:value-type="string" calcext:value-type="string">
            <text:p>when we click on disabled it should be clickble</text:p>
          </table:table-cell>
        </table:table-row>
        <table:table-row table:style-name="ro4">
          <table:table-cell office:value-type="string" calcext:value-type="string">
            <text:p>TC_04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hen we clcik on disabled it should select that</text:p>
            <text:p>Option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Click on disabled</text:span></text:p>
          </table:table-cell>
          <table:table-cell office:value-type="string" calcext:value-type="string">
            <text:p>when we click on disabled it should accept </text:p>
            <text:p>That option.</text:p>
          </table:table-cell>
        </table:table-row>
        <table:table-row table:style-name="ro4">
          <table:table-cell office:value-type="string" calcext:value-type="string">
            <text:p>TC_04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hen we click on members it should be clickble</text:p>
            <text:p/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members</text:span></text:p>
          </table:table-cell>
          <table:table-cell office:value-type="string" calcext:value-type="string">
            <text:p>when we clcik on members it should be clickbel</text:p>
          </table:table-cell>
        </table:table-row>
        <table:table-row table:style-name="ro4">
          <table:table-cell office:value-type="string" calcext:value-type="string">
            <text:p>TC_04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hen we click on members it should be selected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membres</text:span></text:p>
          </table:table-cell>
          <table:table-cell office:value-type="string" calcext:value-type="string">
            <text:p>when we clcik on members it shuld accept</text:p>
            <text:p>That option</text:p>
          </table:table-cell>
        </table:table-row>
        <table:table-row table:style-name="ro4">
          <table:table-cell office:value-type="string" calcext:value-type="string">
            <text:p>TC_04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hen we clcik on workspace members it should be</text:p>
            <text:p>Clic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work space members</text:span></text:p>
          </table:table-cell>
          <table:table-cell office:value-type="string" calcext:value-type="string">
            <text:p>when we clcik on work space members it should </text:p>
            <text:p>Be clickble</text:p>
          </table:table-cell>
        </table:table-row>
        <table:table-row table:style-name="ro4">
          <table:table-cell office:value-type="string" calcext:value-type="string">
            <text:p>TC_04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hen we click on work space members it should </text:p>
            <text:p>Be selected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work space memberd</text:span></text:p>
          </table:table-cell>
          <table:table-cell office:value-type="string" calcext:value-type="string">
            <text:p>when we click on work space members it should</text:p>
            <text:p>Be select that option</text:p>
          </table:table-cell>
        </table:table-row>
        <table:table-row table:style-name="ro4">
          <table:table-cell office:value-type="string" calcext:value-type="string">
            <text:p>TC_04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e are able to click on cancel 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cancel</text:span></text:p>
          </table:table-cell>
          <table:table-cell office:value-type="string" calcext:value-type="string">
            <text:p>when we click on cancel it should be clickble</text:p>
          </table:table-cell>
        </table:table-row>
        <table:table-row table:style-name="ro4">
          <table:table-cell office:value-type="string" calcext:value-type="string">
            <text:p>TC_04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hen we click on cancel it should close that pop up</text:p>
            <text:p>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close </text:span></text:p>
          </table:table-cell>
          <table:table-cell office:value-type="string" calcext:value-type="string">
            <text:p>when we click on cancel it should close that pop </text:p>
            <text:p>Window.</text:p>
          </table:table-cell>
        </table:table-row>
        <table:table-row table:style-name="ro4">
          <table:table-cell office:value-type="string" calcext:value-type="string">
            <text:p>TC_05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o check when we select two options in the pop up window </text:p>
            <text:p>It should not select.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select any two options</text:span></text:p>
          </table:table-cell>
          <table:table-cell office:value-type="string" calcext:value-type="string">
            <text:p>when we select two options in the pop up </text:p>
            <text:p>Window it should not accept.</text:p>
          </table:table-cell>
        </table:table-row>
        <table:table-row table:style-name="ro3">
          <table:table-cell office:value-type="string" calcext:value-type="string">
            <text:p>TC_05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To check whether are able to we clcik on let members add </text:p>
            <text:p>Others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let members add others</text:span></text:p>
          </table:table-cell>
          <table:table-cell office:value-type="string" calcext:value-type="string">
            <text:p>when we click on let members add others it should </text:p>
            <text:p>Be clickble</text:p>
          </table:table-cell>
        </table:table-row>
        <table:table-row table:style-name="ro3">
          <table:table-cell office:value-type="string" calcext:value-type="string">
            <text:p>TC_05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To check when we click on let members add others he tick </text:p>
            <text:p>Mark is visi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 click on let members add others</text:span></text:p>
          </table:table-cell>
          <table:table-cell office:value-type="string" calcext:value-type="string">
            <text:p><text:span text:style-name="T3">when we click on let others add members the </text:span></text:p>
            <text:p><text:span text:style-name="T3">Tick mark should be visible</text:span></text:p>
          </table:table-cell>
        </table:table-row>
        <table:table-row table:style-name="ro3">
          <table:table-cell office:value-type="string" calcext:value-type="string">
            <text:p>TC_05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To check when tick mark is visible administrator can add </text:p>
            <text:p>Others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let members add others</text:span></text:p>
          </table:table-cell>
          <table:table-cell office:value-type="string" calcext:value-type="string">
            <text:p><text:span text:style-name="T3">when tick mark is visible administrator should</text:span></text:p>
            <text:p><text:span text:style-name="T3">add  members</text:span></text:p>
            <text:p/>
          </table:table-cell>
        </table:table-row>
        <table:table-row table:style-name="ro3">
          <table:table-cell office:value-type="string" calcext:value-type="string">
            <text:p>TC_05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To check whether self join i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self join</text:span></text:p>
          </table:table-cell>
          <table:table-cell office:value-type="string" calcext:value-type="string">
            <text:p>when we clcik on self join it should be clickble</text:p>
          </table:table-cell>
        </table:table-row>
        <table:table-row table:style-name="ro3">
          <table:table-cell office:value-type="string" calcext:value-type="string">
            <text:p>TC_05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when we click on self join tick mark is visi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self join</text:span></text:p>
          </table:table-cell>
          <table:table-cell office:value-type="string" calcext:value-type="string">
            <text:p><text:span text:style-name="T3">when we click on self join the </text:span></text:p>
            <text:p><text:span text:style-name="T3">Tick mark should be visible</text:span></text:p>
          </table:table-cell>
        </table:table-row>
        <table:table-row table:style-name="ro3">
          <table:table-cell office:value-type="string" calcext:value-type="string">
            <text:p>TC_05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To check when tick mark is visible any member is added </text:p>
            <text:p>Without any permission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self join</text:span></text:p>
          </table:table-cell>
          <table:table-cell office:value-type="string" calcext:value-type="string">
            <text:p>when we clcik on self join we should add members</text:p>
            <text:p>With out any permision</text:p>
          </table:table-cell>
        </table:table-row>
        <table:table-row table:style-name="ro3">
          <table:table-cell office:value-type="string" calcext:value-type="string">
            <text:p>TC_05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nable card cover images</text:p>
          </table:table-cell>
          <table:table-cell office:value-type="string" calcext:value-type="string">
            <text:p>To check whetehr Enable card cover images is clic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3">6.click on Enable card cover images</text:span></text:p>
          </table:table-cell>
          <table:table-cell office:value-type="string" calcext:value-type="string">
            <text:p><text:span text:style-name="T3">when we click on Enable card cover images it </text:span></text:p>
            <text:p><text:span text:style-name="T3">Should be clickble</text:span></text:p>
          </table:table-cell>
        </table:table-row>
        <table:table-row table:style-name="ro3">
          <table:table-cell office:value-type="string" calcext:value-type="string">
            <text:p>TC_05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nable card cover images</text:p>
          </table:table-cell>
          <table:table-cell office:value-type="string" calcext:value-type="string">
            <text:p>To check when we click on Enable card cover images</text:p>
            <text:p>Tick mark must be visi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3">6.click on Enable card cover images</text:span></text:p>
          </table:table-cell>
          <table:table-cell office:value-type="string" calcext:value-type="string">
            <text:p><text:span text:style-name="T3">when we click on Enable card cover images</text:span></text:p>
            <text:p><text:span text:style-name="T3">Tick mark muse be visible</text:span></text:p>
          </table:table-cell>
        </table:table-row>
        <table:table-row table:style-name="ro3">
          <table:table-cell office:value-type="string" calcext:value-type="string">
            <text:p>TC_05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nable card cover images</text:p>
          </table:table-cell>
          <table:table-cell office:value-type="string" calcext:value-type="string">
            <text:p>To check when we click on Enable card cover images it shound </text:p>
            <text:p>Show images on front of cards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3">6.click on Enable card cover images</text:span></text:p>
          </table:table-cell>
          <table:table-cell office:value-type="string" calcext:value-type="string">
            <text:p><text:span text:style-name="T3">when we click on Enable card cover images</text:span></text:p>
            <text:p><text:span text:style-name="T3">It should show images on front of cards</text:span></text:p>
          </table:table-cell>
        </table:table-row>
        <table:table-row table:style-name="ro3">
          <table:table-cell office:value-type="string" calcext:value-type="string">
            <text:p>TC_06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Available offline</text:p>
          </table:table-cell>
          <table:table-cell office:value-type="string" calcext:value-type="string">
            <text:p>To check <text:s/>whether Available offline is clic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Available offline</text:span></text:p>
          </table:table-cell>
          <table:table-cell office:value-type="string" calcext:value-type="string">
            <text:p>when we clcik on Available offline it should be </text:p>
            <text:p>Clickble</text:p>
          </table:table-cell>
        </table:table-row>
        <table:table-row table:style-name="ro3">
          <table:table-cell office:value-type="string" calcext:value-type="string">
            <text:p>TC_06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Available offline</text:p>
          </table:table-cell>
          <table:table-cell office:value-type="string" calcext:value-type="string">
            <text:p>To check when we click on Available offfline tick mark should</text:p>
            <text:p>Be visi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Available offline</text:span></text:p>
          </table:table-cell>
          <table:table-cell office:value-type="string" calcext:value-type="string">
            <text:p>when we click on aAvailable offline tick mark </text:p>
            <text:p>Must be visible</text:p>
          </table:table-cell>
        </table:table-row>
        <table:table-row table:style-name="ro3">
          <table:table-cell office:value-type="string" calcext:value-type="string">
            <text:p>TC_06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Available offline</text:p>
          </table:table-cell>
          <table:table-cell office:value-type="string" calcext:value-type="string">
            <text:p>To check when we click on Available offfline board content </text:p>
            <text:p>Will sync for offline viewing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available offline</text:span></text:p>
          </table:table-cell>
          <table:table-cell office:value-type="string" calcext:value-type="string">
            <text:p>when tci mark is visible the content should sync for </text:p>
            <text:p>Offline viewing</text:p>
          </table:table-cell>
        </table:table-row>
        <table:table-row table:style-name="ro3">
          <table:table-cell office:value-type="string" calcext:value-type="string">
            <text:p>TC_063</text:p>
          </table:table-cell>
          <table:table-cell table:style-name="ce8" office:value-type="string" calcext:value-type="string">
            <text:p>Board Setting</text:p>
          </table:table-cell>
          <table:table-cell office:value-type="string" calcext:value-type="string">
            <text:p>Close board</text:p>
          </table:table-cell>
          <table:table-cell office:value-type="string" calcext:value-type="string">
            <text:p>To check when we click on close board it should be clickble</text:p>
          </table:table-cell>
          <table:table-cell table:style-name="Default" office:value-type="string" calcext:value-type="string">
            <text:p><text:span text:style-name="T3">1.Login into trello app </text:span></text:p>
            <text:p><text:span text:style-name="T3">2.create Board</text:span></text:p>
            <text:p><text:span text:style-name="T3">3.click on board</text:span></text:p>
            <text:p><text:span text:style-name="T3">4.click on metaballs menu icon</text:span></text:p>
            <text:p><text:span text:style-name="T3">5.click on Board setting icon</text:span></text:p>
            <text:p><text:span text:style-name="T3">6.click on close board</text:span></text:p>
          </table:table-cell>
          <table:table-cell office:value-type="string" calcext:value-type="string">
            <text:p>when we clcik on close board it should be clickble</text:p>
          </table:table-cell>
        </table:table-row>
        <table:table-row table:style-name="ro3">
          <table:table-cell office:value-type="string" calcext:value-type="string">
            <text:p>TC_06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lose board</text:p>
          </table:table-cell>
          <table:table-cell office:value-type="string" calcext:value-type="string">
            <text:p>To check when we click on close board it should close the board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lose board</text:span></text:p>
          </table:table-cell>
          <table:table-cell office:value-type="string" calcext:value-type="string">
            <text:p>when we click on close board it should  close </text:p>
            <text:p>The boar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0:02:52.489979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8:06.631852940</meta:creation-date>
    <meta:editing-duration>PT21M2S</meta:editing-duration>
    <meta:editing-cycles>6</meta:editing-cycles>
    <meta:generator>LibreOffice/6.4.7.2$Linux_X86_64 LibreOffice_project/40$Build-2</meta:generator>
    <dc:date>2021-09-22T10:23:42.222093652</dc:date>
    <meta:document-statistic meta:table-count="1" meta:cell-count="388" meta:object-count="0"/>
  </office:meta>
</office:document-meta>
</file>